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text-properties officeooo:paragraph-rsid="00033cda"/>
    </style:style>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7">
      <style:text-properties officeooo:paragraph-rsid="000409b3"/>
    </style:style>
    <style:style style:name="P9" style:family="paragraph" style:parent-style-name="Text_20_body">
      <style:text-properties officeooo:paragraph-rsid="00068fbd"/>
    </style:style>
    <style:style style:name="P10" style:family="paragraph" style:parent-style-name="Text_20_body" style:list-style-name="L8">
      <style:text-properties officeooo:paragraph-rsid="00068fbd"/>
    </style:style>
    <style:style style:name="P11" style:family="paragraph" style:parent-style-name="Text_20_body" style:list-style-name="L8">
      <style:text-properties officeooo:paragraph-rsid="0008767e"/>
    </style:style>
    <style:style style:name="P12" style:family="paragraph" style:parent-style-name="Text_20_body" style:list-style-name="L9">
      <style:text-properties officeooo:paragraph-rsid="00068fbd"/>
    </style:style>
    <style:style style:name="P13" style:family="paragraph" style:parent-style-name="Heading_20_2">
      <style:text-properties officeooo:paragraph-rsid="000570d3"/>
    </style:style>
    <style:style style:name="T1" style:family="text">
      <style:text-properties officeooo:rsid="000570d3"/>
    </style:style>
    <style:style style:name="T2" style:family="text">
      <style:text-properties officeooo:rsid="00068fbd"/>
    </style:style>
    <style:style style:name="T3" style:family="text">
      <style:text-properties officeooo:rsid="0006b473"/>
    </style:style>
    <style:style style:name="T4" style:family="text">
      <style:text-properties officeooo:rsid="0007f16d"/>
    </style:style>
    <style:style style:name="T5" style:family="text">
      <style:text-properties officeooo:rsid="000876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JobCoach</text:h>
      <text:h text:style-name="Heading_20_1" text:outline-level="1">Présentation</text:h>
      <text:h text:style-name="Heading_20_3" text:outline-level="3">Déclaration de mission</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3" text:outline-level="3">Outils à disposition des chercheurs d'emploi</text:h>
      <text:h text:style-name="Heading_20_4" text:outline-level="4">Gestion au jour le jour</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719505561" text:style-name="L1">
        <text:list-item>
          <text:p text:style-name="P1">Se donner confiancee en voyant le travail accompli</text:p>
        </text:list-item>
        <text:list-item>
          <text:p text:style-name="P1">Sauver ses données personnelles</text:p>
        </text:list-item>
        <text:list-item>
          <text:p text:style-name="P1">Justifier plus facilement de sa recherche d'emploi auprès de Pôle Emploi</text:p>
        </text:list-item>
      </text:list>
      <text:p text:style-name="Text_20_body">Une liste d'action (Post-it « A Faire ») à effectuer pour la journée qui contient :</text:p>
      <text:list xml:id="list62424497" text:style-name="L2">
        <text:list-item>
          <text:p text:style-name="P2">Des actions libres fixées par l'utilisateur</text:p>
        </text:list-item>
        <text:list-item>
          <text:p text:style-name="P2">Les rappels d'actions planifiées dans les journaux</text:p>
        </text:list-item>
        <text:list-item>
          <text:p text:style-name="P2">Les rappels d'actioons liées aux documents ou aux sites (« remonter le CV en haut de la pile de Monster.fr») ou aux contacts : (« rappeler Mr Bidule tous les mois »)</text:p>
        </text:list-item>
        <text:list-item>
          <text:p text:style-name="P2">Les rappels d'actions planifiées par le coach</text:p>
        </text:list-item>
      </text:list>
      <text:h text:style-name="Heading_20_4" text:outline-level="4">Coach virtuel</text:h>
      <text:p text:style-name="Text_20_body">Le coach virtuel est un support moral durant la recherche d'emploi. Un avatar qui peut être choisi adopte un langage et des messages particuliers qui le rende plus « humain » et motive le cherche<text:span text:style-name="T2">ur</text:span> d'emploi tout au long de sa journée.</text:p>
      <text:p text:style-name="Text_20_body"><text:soft-page-break/>Le coach remet un rapport régulier en fonction des objectifs fixés pas le chercheur d'emploi</text:p>
      <text:p text:style-name="Text_20_body">Le coach émet des messages lors d'évènements particuliers ou pour « rappeler à l'ordre » l'utilisateur. Il 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4" text:outline-level="4">Coach réel</text:h>
      <text:p text:style-name="Text_20_body">L 'utilisateur peut solliciter les conseils de coachs emploi réels, le site est un facilitateur pour acheter des crédits pour obtenir des conseils (tarifés) sur son CV, sa méthode, etc.</text:p>
      <text:h text:style-name="Heading_20_4" text:outline-level="4">Réseau social</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Les contacts par chat peuvent être bloqués en se mettant en « mode travail ». L'utilisateuur est disponible par défaut.</text:p>
      <text:h text:style-name="Heading_20_4" text:outline-level="4">Contacts externes par évènements</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4" text:outline-level="4">Bibliothèque (« Chomageothèque »:-) )</text:h>
      <text:p text:style-name="Text_20_body">Le site propose des conseils et une liste de ressources soit localement soit sur d'autres sites, notamment une liste de « job boards » (apec, monster ,...) classés par localisation, secteur, activité.</text:p>
      <text:h text:style-name="Heading_20_3" text:outline-level="3">Outils à disposition des coachs emploi</text:h>
      <text:p text:style-name="Text_20_body">Par coach emploi, on entend :</text:p>
      <text:list xml:id="list2023350825" text:style-name="L3">
        <text:list-item>
          <text:p text:style-name="P3">les coachs indépendants,</text:p>
        </text:list-item>
        <text:list-item>
          <text:p text:style-name="P3">les cabinets de placement</text:p>
        </text:list-item>
        <text:list-item>
          <text:p text:style-name="P3">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2170841927" text:style-name="L4">
        <text:list-item>
          <text:p text:style-name="P4"><text:soft-page-break/>pour le stagiaire, l'arrêt de l'impression de « parler dans le désert », la possibilité d'avoir un retour rapide.</text:p>
        </text:list-item>
        <text:list-item>
          <text:p text:style-name="P4">pour le coach, un suivi smplifié sans perdre une seule action, avec la possibilité de contacter directement le stagiaire en cas d'évènement intéressant.</text:p>
        </text:list-item>
      </text:list>
      <text:h text:style-name="Heading_20_3" text:outline-level="3">Outils à disposition des coachs emploi</text:h>
      <text:p text:style-name="Text_20_body">TBD</text:p>
      <text:h text:style-name="Heading_20_3" text:outline-level="3">Moyens de financement</text:h>
      <text:p text:style-name="Text_20_body">TheJobCoach finance son activité grâce aux moyens suivants :</text:p>
      <text:list xml:id="list276763497" text:style-name="L5">
        <text:list-item>
          <text:p text:style-name="P5">En proposant aux chercheurs d'emploi utilisateurs du site une version payante illimitée : plus de documents, plus grande limite de taille de fichier, des coachs avatar différents, </text:p>
        </text:list-item>
        <text:list-item>
          <text:p text:style-name="P5">En proposant à des coachs, des cabinets de placement et des agences pour l'emploi un outil de suivi adapté pour suivre leurs stagiaires. La facturation est faite sur la base du nombre de stagiaire suivis/mois</text:p>
        </text:list-item>
        <text:list-item>
          <text:p text:style-name="P5">En proposant aux recruteurs des outils de recrutement plus fins, permettannt de cibler des profils en recherche active, postulant aux postes qui sont justement à pourvoir, ou plus classiquement sur recherche de mots-clés.</text:p>
        </text:list-item>
      </text:list>
      <text:h text:style-name="Heading_20_2" text:outline-level="2">Détails des outils de recherche d'emploi</text:h>
      <text:h text:style-name="Heading_20_3" text:outline-level="3">Détails de l'outil de suivi d'opportunité</text:h>
      <text:p text:style-name="Text_20_body">Une opportunité est « une possibilité d'emploi concrète, quelle que soit son origine : offre d'emploi suur un site, discussion avec une connaissance, changement d'emploi en interne »</text:p>
      <text:h text:style-name="Heading_20_4" text:outline-level="4">Différents états de la candidature</text:h>
      <text:list xml:id="list470580836" text:style-name="L6">
        <text:list-item>
          <text:p text:style-name="P6">DISCOVERED – l'opportunité vient d'être saisie par l'utilisateur - Compte pour les statistiques du nombres d'opportunité sur la période</text:p>
        </text:list-item>
        <text:list-item>
          <text:p text:style-name="P6">APPLIED – Un premier pas vers la candidature a été effectué, l'utilisateur attend un retour</text:p>
        </text:list-item>
        <text:list-item>
          <text:p text:style-name="P6">INTERVIEWS – Procédure de recrutement, négociation </text:p>
        </text:list-item>
        <text:list-item>
          <text:p text:style-name="P6">SUCCESS – Retour positif, attente du choix de l'utilisateur</text:p>
        </text:list-item>
        <text:list-item>
          <text:p text:style-name="P6">CLOSED – L'opportunité n'a pas donné satisfaction</text:p>
        </text:list-item>
      </text:list>
      <text:h text:style-name="Heading_20_4" text:outline-level="4">Différents types de journaux</text:h>
      <text:p text:style-name="Text_20_body">Chaque journal contient :</text:p>
      <text:list xml:id="list2004956233" text:style-name="L7">
        <text:list-item>
          <text:p text:style-name="P7">Un titre</text:p>
        </text:list-item>
        <text:list-item>
          <text:p text:style-name="P7">Une description</text:p>
        </text:list-item>
        <text:list-item>
          <text:p text:style-name="P7">Des notes privées – JAMAIS partagées avec aucun autre utilisateur - « défouloir »</text:p>
        </text:list-item>
        <text:list-item>
          <text:p text:style-name="P7"><text:soft-page-break/>Une date d'évènement : à quelle date l'évènement s'est produit OU se produira</text:p>
        </text:list-item>
        <text:list-item>
          <text:p text:style-name="P7">Fait – Une boite à cocher pour savoir si l'action a été faite ou pas. S'applique pour les états RECALL et INTERVIEW uniquement</text:p>
        </text:list-item>
        <text:list-item>
          <text:p text:style-name="P7">Le type d'évènement :</text:p>
          <text:list>
            <text:list-item>
              <text:p text:style-name="P7">APPLIED – Lors de la création de l'évènement, l'outil propose de changer l'état de l'opportunité à APPLIED. <text:s/>- Compte pour les statistiques du nombres de candidatures sur la période</text:p>
            </text:list-item>
            <text:list-item>
              <text:p text:style-name="P7">EVENT – L'utilisateur peut entrer n'importe quelle information.</text:p>
            </text:list-item>
            <text:list-item>
              <text:p text:style-name="P7">RECALL – L'utilisateur a rappelé pour avoir le statut – Si la date est dans le futur, l'utilisateur DOIT rappeler à cette date. Une boite à cocher permet de confirmer que l'action a été faite, sinon le logiciel insistera (lourdement) pour inciter à faire l'action.</text:p>
            </text:list-item>
            <text:list-item>
              <text:p text:style-name="P7">INTERVIEW – Lors de la création de l'évènement, l'outil propose de changer l'état de l'opportunité à INTERVIEWS – Si la date est dans le futur, l'utilisateur AURA un entretien à cette date. Une boite à cocher permet de confirmer que l'action a été faite, sinon le logiciel insistera (lourdement) pour inciter à faire un compte-rendu de l'entretien - Compte pour les statistiques du nombres d'entretiens sur la période</text:p>
            </text:list-item>
            <text:list-item>
              <text:p text:style-name="P8">PROPOSAL – Lors de la création de l'évènement, l'outil propose de changer l'état de l'opportunité à SUCCESS ou CLOSED – L'utilisateur a reçu une réponse finale et doit décider des suites à lui donner - Compte pour les statistiques du nombres de succcès sur la période</text:p>
            </text:list-item>
            <text:list-item>
              <text:p text:style-name="P8">CLOSED – Lors de la création de l'évènement, l'outil propose de changer l'état de l'opportunité à CLOSED- L'opportunité est close (refus ou autre).</text:p>
            </text:list-item>
          </text:list>
        </text:list-item>
        <text:list-item>
          <text:p text:style-name="P7">Un nombre quelconque de documents attachés</text:p>
        </text:list-item>
        <text:list-item>
          <text:p text:style-name="P7">Un nombre quelconque de contacts externes associés</text:p>
        </text:list-item>
      </text:list>
      <text:h text:style-name="Heading_20_4" text:outline-level="4">Détails sur l'agenda</text:h>
      <text:h text:style-name="P13" text:outline-level="2">Détails d<text:span text:style-name="T1">u coach virtuel</text:span></text:h>
      <text:p text:style-name="P9"><text:span text:style-name="T2">Détails de tous les messages émis par le coach. Le message est adapté p</text:span><text:span text:style-name="T4">our chaque</text:span><text:span text:style-name="T2"> </text:span><text:span text:style-name="T4">type de </text:span><text:span text:style-name="T2">persona </text:span><text:span text:style-name="T4">du </text:span><text:span text:style-name="T2">coach.</text:span></text:p>
      <text:list xml:id="list1295000280" text:style-name="L9">
        <text:list-item>
          <text:p text:style-name="P12"><text:span text:style-name="T2">Première venue sur le site. L'important est de ne pas générer TROP de messages à l'arrivée sur le site. Le coach est générique</text:span></text:p>
          <text:list>
            <text:list-item>
              <text:p text:style-name="P12"><text:span text:style-name="T2">Message de bienvenue par le coach =&gt; </text:span><text:span text:style-name="T5">invitation à paramétrer le coach ; proposer un lien direct vers les paramètrages</text:span></text:p>
            </text:list-item>
          </text:list>
        </text:list-item>
      </text:list>
      <text:list xml:id="list1302887000" text:style-name="L8">
        <text:list-item>
          <text:p text:style-name="P10"><text:span text:style-name="T2">Arrivée</text:span></text:p>
          <text:list>
            <text:list-item>
              <text:p text:style-name="P10"><text:span text:style-name="T2">L'heure d'arrivée dépassée de 20 minutes après</text:span></text:p>
            </text:list-item>
            <text:list-item>
              <text:p text:style-name="P10"><text:span text:style-name="T2">L'heure d'arrivée est avancée de -5 minutes : normal</text:span></text:p>
            </text:list-item>
            <text:list-item>
              <text:p text:style-name="P10"><text:span text:style-name="T2">L'heure d'arrivée est avancée de </text:span><text:span text:style-name="T3">-20 </text:span><text:span text:style-name="T2">minutes : </text:span><text:span text:style-name="T3">warning + Invitation à changer le règlage</text:span></text:p>
            </text:list-item>
            <text:list-item>
              <text:p text:style-name="P11"><text:soft-page-break/><text:span text:style-name="T5">L'heure d'arrviée n'est pas paramétrée : proposer un lien direct vers les paramètrages</text:span></text:p>
            </text:list-item>
          </text:list>
        </text:list-item>
        <text:list-item>
          <text:p text:style-name="P10"><text:span text:style-name="T2">Heure de départ</text:span></text:p>
          <text:list>
            <text:list-item>
              <text:p text:style-name="P10"><text:span text:style-name="T2">signale</text:span><text:span text:style-name="T5">r</text:span><text:span text:style-name="T2"> l'heure de quitter le site</text:span></text:p>
            </text:list-item>
          </text:list>
        </text:list-item>
        <text:list-item>
          <text:p text:style-name="P11"><text:span text:style-name="T5">Opportunités</text:span></text:p>
          <text:list>
            <text:list-item>
              <text:p text:style-name="P11"><text:span text:style-name="T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3-03-16T10:28:45</dc:date>
    <dc:creator>Avila </dc:creator>
    <meta:editing-duration>P4DT21H52M40S</meta:editing-duration>
    <meta:editing-cycles>18</meta:editing-cycles>
    <meta:generator>LibreOffice/3.6$Linux_x86 LibreOffice_project/360m1$Build-2</meta:generator>
    <meta:document-statistic meta:table-count="0" meta:image-count="0" meta:object-count="0" meta:page-count="5" meta:paragraph-count="93" meta:word-count="1406" meta:character-count="8595" meta:non-whitespace-character-count="7320"/>
  </office:meta>
</office:document-meta>
</file>